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04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12.68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06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5000b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aea79f" style:text-align-source="fix" style:repeat-content="false" fo:wrap-option="wrap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aea79f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aea79f"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 table:number-columns-spanned="5" table:number-rows-spanned="2">
            <text:p>CU NANTES MÉTROPOLE – POINTS D'APPORT LE RELAIS</text:p>
          </table:table-cell>
          <table:covered-table-cell/>
          <table:covered-table-cell table:number-columns-repeated="3" table:style-name="Default"/>
        </table:table-row>
        <table:table-row table:style-name="ro1">
          <table:covered-table-cell table:number-columns-repeated="2"/>
          <table:covered-table-cell table:number-columns-repeated="3" table:style-name="Default"/>
        </table:table-row>
        <table:table-row table:style-name="ro2">
          <table:table-cell table:style-name="ce2" office:value-type="string" calcext:value-type="string" table:number-columns-spanned="1" table:number-rows-spanned="2">
            <text:p>Points de collecte / P.A. emplacements</text:p>
          </table:table-cell>
          <table:table-cell table:style-name="ce2" office:value-type="string" calcext:value-type="string" table:number-columns-spanned="1" table:number-rows-spanned="2">
            <text:p>Nombre de conteneurs</text:p>
          </table:table-cell>
          <table:table-cell table:style-name="ce8" office:value-type="string" calcext:value-type="string" table:number-columns-spanned="1" table:number-rows-spanned="2">
            <text:p>Adresse</text:p>
          </table:table-cell>
          <table:table-cell table:style-name="ce8" office:value-type="string" calcext:value-type="string" table:number-columns-spanned="2" table:number-rows-spanned="1">
            <text:p>Coordonnées GPS</text:p>
          </table:table-cell>
          <table:covered-table-cell table:style-name="ce8"/>
        </table:table-row>
        <table:table-row table:style-name="ro3">
          <table:covered-table-cell table:number-columns-repeated="3" table:style-name="ce3"/>
          <table:table-cell table:style-name="ce8" office:value-type="string" calcext:value-type="string">
            <text:p>latitude</text:p>
          </table:table-cell>
          <table:table-cell table:style-name="ce8" office:value-type="string" calcext:value-type="string">
            <text:p>longitude</text:p>
          </table:table-cell>
        </table:table-row>
        <table:table-row table:style-name="ro4">
          <table:table-cell table:style-name="ce4" office:value-type="string" calcext:value-type="string">
            <text:p>BASSE-GOULAINE – La Post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de la Poste – 44115 BASSE-GOULAINE</text:p>
          </table:table-cell>
          <table:table-cell table:style-name="ce6" office:value-type="float" office:value="47.216567" calcext:value-type="float">
            <text:p>47,216567</text:p>
          </table:table-cell>
          <table:table-cell table:style-name="ce6" office:value-type="float" office:value="-1.466988" calcext:value-type="float">
            <text:p>-1,466988</text:p>
          </table:table-cell>
        </table:table-row>
        <table:table-row table:style-name="ro4">
          <table:table-cell table:style-name="ce4" office:value-type="string" calcext:value-type="string">
            <text:p>BOUAYE – Médiathèqu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Madeleine Joret – 44830 BOUAYE</text:p>
          </table:table-cell>
          <table:table-cell table:style-name="ce6" office:value-type="float" office:value="47.141605" calcext:value-type="float">
            <text:p>47,141605</text:p>
          </table:table-cell>
          <table:table-cell table:style-name="ce6" office:value-type="float" office:value="-1.688792" calcext:value-type="float">
            <text:p>-1,688792</text:p>
          </table:table-cell>
        </table:table-row>
        <table:table-row table:style-name="ro4">
          <table:table-cell table:style-name="ce4" office:value-type="string" calcext:value-type="string">
            <text:p>BOUAYE – Lycé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Monnet – 44830 BOUAYE</text:p>
          </table:table-cell>
          <table:table-cell table:style-name="ce6" office:value-type="float" office:value="47.15593" calcext:value-type="float">
            <text:p>47,15593</text:p>
          </table:table-cell>
          <table:table-cell table:style-name="ce6" office:value-type="float" office:value="-1.681448" calcext:value-type="float">
            <text:p>-1,681448</text:p>
          </table:table-cell>
        </table:table-row>
        <table:table-row table:style-name="ro4">
          <table:table-cell table:style-name="ce4" office:value-type="string" calcext:value-type="string">
            <text:p>BOUGUENAIS <text:s/>- Jardiland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Ginsheim-Gustavburg – 44340 BOUGUENAIS</text:p>
          </table:table-cell>
          <table:table-cell table:style-name="ce6" office:value-type="float" office:value="47.174762" calcext:value-type="float">
            <text:p>47,174762</text:p>
          </table:table-cell>
          <table:table-cell table:style-name="ce6" office:value-type="float" office:value="-1.609643" calcext:value-type="float">
            <text:p>-1,609643</text:p>
          </table:table-cell>
        </table:table-row>
        <table:table-row table:style-name="ro4">
          <table:table-cell table:style-name="ce4" office:value-type="string" calcext:value-type="string">
            <text:p>BOUGUENAIS – Lidl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Salvador Allende – 44340 BOUGUENAS</text:p>
          </table:table-cell>
          <table:table-cell table:style-name="ce6" office:value-type="float" office:value="47.174515" calcext:value-type="float">
            <text:p>47,174515</text:p>
          </table:table-cell>
          <table:table-cell table:style-name="ce6" office:value-type="float" office:value="-1.62393" calcext:value-type="float">
            <text:p>-1,62393</text:p>
          </table:table-cell>
        </table:table-row>
        <table:table-row table:style-name="ro4">
          <table:table-cell table:style-name="ce4" office:value-type="string" calcext:value-type="string">
            <text:p>BOUGUENAIS – Prairie aux Prés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Impasse de la Prairie aux Prés – 44340 BOUGUENAIS</text:p>
          </table:table-cell>
          <table:table-cell table:style-name="ce6" office:value-type="float" office:value="47.18065" calcext:value-type="float">
            <text:p>47,18065</text:p>
          </table:table-cell>
          <table:table-cell table:style-name="ce6" office:value-type="float" office:value="-1.579425" calcext:value-type="float">
            <text:p>-1,579425</text:p>
          </table:table-cell>
        </table:table-row>
        <table:table-row table:style-name="ro4">
          <table:table-cell table:style-name="ce4" office:value-type="string" calcext:value-type="string">
            <text:p>BOUGUENAIS – Rue Célestin Freinet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Célestin Freinet – 44340 BOUGUENAIS</text:p>
          </table:table-cell>
          <table:table-cell table:style-name="ce6" office:value-type="float" office:value="47.180882" calcext:value-type="float">
            <text:p>47,180882</text:p>
          </table:table-cell>
          <table:table-cell table:style-name="ce6" office:value-type="float" office:value="-1.588231" calcext:value-type="float">
            <text:p>-1,588231</text:p>
          </table:table-cell>
        </table:table-row>
        <table:table-row table:style-name="ro4">
          <table:table-cell table:style-name="ce4" office:value-type="string" calcext:value-type="string">
            <text:p>BOUGUENAIS – Rue de la Commun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de la Commune – 44340 BOUGUENAIS</text:p>
          </table:table-cell>
          <table:table-cell table:style-name="ce6" office:value-type="float" office:value="47.17697" calcext:value-type="float">
            <text:p>47,17697</text:p>
          </table:table-cell>
          <table:table-cell table:style-name="ce6" office:value-type="float" office:value="-1.61421" calcext:value-type="float">
            <text:p>-1,61421</text:p>
          </table:table-cell>
        </table:table-row>
        <table:table-row table:style-name="ro4">
          <table:table-cell table:style-name="ce4" office:value-type="string" calcext:value-type="string">
            <text:p>BOUGUENAIS – Sobreda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Chemin de la Vaserie – 44340 BOUGUENAIS</text:p>
          </table:table-cell>
          <table:table-cell table:style-name="ce6" office:value-type="float" office:value="47.187287" calcext:value-type="float">
            <text:p>47,187287</text:p>
          </table:table-cell>
          <table:table-cell table:style-name="ce6" office:value-type="float" office:value="-1.587384" calcext:value-type="float">
            <text:p>-1,587384</text:p>
          </table:table-cell>
        </table:table-row>
        <table:table-row table:style-name="ro4">
          <table:table-cell table:style-name="ce4" office:value-type="string" calcext:value-type="string">
            <text:p>BOUGUENAIS – Stade des Landes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Jean-Baptiste Clément – 44340 BOUGUENAIS</text:p>
          </table:table-cell>
          <table:table-cell table:style-name="ce6" office:value-type="float" office:value="47.175091" calcext:value-type="float">
            <text:p>47,175091</text:p>
          </table:table-cell>
          <table:table-cell table:style-name="ce6" office:value-type="float" office:value="-1.5857" calcext:value-type="float">
            <text:p>-1,5857</text:p>
          </table:table-cell>
        </table:table-row>
        <table:table-row table:style-name="ro4">
          <table:table-cell table:style-name="ce4" office:value-type="string" calcext:value-type="string">
            <text:p>BRAINS – Église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Rue Plessis – 44830 BRAINS</text:p>
          </table:table-cell>
          <table:table-cell table:style-name="ce6" office:value-type="float" office:value="47.168614" calcext:value-type="float">
            <text:p>47,168614</text:p>
          </table:table-cell>
          <table:table-cell table:style-name="ce6" office:value-type="float" office:value="-1.719921" calcext:value-type="float">
            <text:p>-1,719921</text:p>
          </table:table-cell>
        </table:table-row>
        <table:table-row table:style-name="ro4">
          <table:table-cell table:style-name="ce4" office:value-type="string" calcext:value-type="string">
            <text:p>COUËRON – Le Relais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26 rue Jan Palach – 44220 COUËRON</text:p>
          </table:table-cell>
          <table:table-cell table:style-name="ce6" office:value-type="float" office:value="47.234908" calcext:value-type="float">
            <text:p>47,234908</text:p>
          </table:table-cell>
          <table:table-cell table:style-name="ce6" office:value-type="float" office:value="-1.666844" calcext:value-type="float">
            <text:p>-1,666844</text:p>
          </table:table-cell>
        </table:table-row>
        <table:table-row table:style-name="ro4">
          <table:table-cell table:style-name="ce4" office:value-type="string" calcext:value-type="string">
            <text:p>COUËRON – Parking Estuaire 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de la Fremondière – 44220 COUËRON</text:p>
          </table:table-cell>
          <table:table-cell table:style-name="ce6" office:value-type="float" office:value="47.211191" calcext:value-type="float">
            <text:p>47,211191</text:p>
          </table:table-cell>
          <table:table-cell table:style-name="ce6" office:value-type="float" office:value="-1.719866" calcext:value-type="float">
            <text:p>-1,719866</text:p>
          </table:table-cell>
        </table:table-row>
        <table:table-row table:style-name="ro4">
          <table:table-cell table:style-name="ce4" office:value-type="string" calcext:value-type="string">
            <text:p>COUËRON – Super U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Boulevard de la Libération – 44220 COUËRON</text:p>
          </table:table-cell>
          <table:table-cell table:style-name="ce6" office:value-type="float" office:value="47.216079" calcext:value-type="float">
            <text:p>47,216079</text:p>
          </table:table-cell>
          <table:table-cell table:style-name="ce6" office:value-type="float" office:value="-1.685009" calcext:value-type="float">
            <text:p>-1,685009</text:p>
          </table:table-cell>
        </table:table-row>
        <table:table-row table:style-name="ro4">
          <table:table-cell table:style-name="ce4" office:value-type="string" calcext:value-type="string">
            <text:p>COUËRON – Église Saint-Éloi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Boulevard de la Libération – 44220 COUËRON</text:p>
          </table:table-cell>
          <table:table-cell table:style-name="ce6" office:value-type="float" office:value="47.21561" calcext:value-type="float">
            <text:p>47,21561</text:p>
          </table:table-cell>
          <table:table-cell table:style-name="ce6" office:value-type="float" office:value="-1.678565" calcext:value-type="float">
            <text:p>-1,678565</text:p>
          </table:table-cell>
        </table:table-row>
        <table:table-row table:style-name="ro4">
          <table:table-cell table:style-name="ce4" office:value-type="string" calcext:value-type="string">
            <text:p>LA CHAPELLE-SUR-ERDRE – Capellia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Chemin de Roche Blanche – 44240 LA CHAPELLE-SUR-ERDRE</text:p>
          </table:table-cell>
          <table:table-cell table:style-name="ce6" office:value-type="float" office:value="47.279782" calcext:value-type="float">
            <text:p>47,279782</text:p>
          </table:table-cell>
          <table:table-cell table:style-name="ce6" office:value-type="float" office:value="-1.557147" calcext:value-type="float">
            <text:p>-1,557147</text:p>
          </table:table-cell>
        </table:table-row>
        <table:table-row table:style-name="ro4">
          <table:table-cell table:style-name="ce4" office:value-type="string" calcext:value-type="string">
            <text:p>LA CHAPELLE-SUR-ERDRE – Géant Casino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Rue d'Utrecht – 44240 LA CHAPELLE-SUR-ERDRE</text:p>
          </table:table-cell>
          <table:table-cell table:style-name="ce6" office:value-type="float" office:value="47.284695" calcext:value-type="float">
            <text:p>47,284695</text:p>
          </table:table-cell>
          <table:table-cell table:style-name="ce6" office:value-type="float" office:value="-1.551252" calcext:value-type="float">
            <text:p>-1,551252</text:p>
          </table:table-cell>
        </table:table-row>
        <table:table-row table:style-name="ro4">
          <table:table-cell table:style-name="ce4" office:value-type="string" calcext:value-type="string">
            <text:p>LA MONTAGNE – Place Guérin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de l'Union – 44620 LA MONTAGNE</text:p>
          </table:table-cell>
          <table:table-cell table:style-name="ce6" office:value-type="float" office:value="47.187686" calcext:value-type="float">
            <text:p>47,187686</text:p>
          </table:table-cell>
          <table:table-cell table:style-name="ce6" office:value-type="float" office:value="-1.683135" calcext:value-type="float">
            <text:p>-1,683135</text:p>
          </table:table-cell>
        </table:table-row>
        <table:table-row table:style-name="ro4">
          <table:table-cell table:style-name="ce4" office:value-type="string" calcext:value-type="string">
            <text:p>LA MONTAGNE – Shopi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Flora Tristan – 44620 LA MONTAGNE</text:p>
          </table:table-cell>
          <table:table-cell table:style-name="ce6" office:value-type="float" office:value="47.187087" calcext:value-type="float">
            <text:p>47,187087</text:p>
          </table:table-cell>
          <table:table-cell table:style-name="ce6" office:value-type="float" office:value="-1.68772" calcext:value-type="float">
            <text:p>-1,68772</text:p>
          </table:table-cell>
        </table:table-row>
        <table:table-row table:style-name="ro4">
          <table:table-cell table:style-name="ce4" office:value-type="string" calcext:value-type="string">
            <text:p>LA MONTAGNE – Églis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Place de l'Église – 44620 LA MONTAGNE </text:p>
          </table:table-cell>
          <table:table-cell table:style-name="ce6" office:value-type="float" office:value="47.189839" calcext:value-type="float">
            <text:p>47,189839</text:p>
          </table:table-cell>
          <table:table-cell table:style-name="ce6" office:value-type="float" office:value="-1.684207" calcext:value-type="float">
            <text:p>-1,684207</text:p>
          </table:table-cell>
        </table:table-row>
        <table:table-row table:style-name="ro4">
          <table:table-cell table:style-name="ce4" office:value-type="string" calcext:value-type="string">
            <text:p>LE PELLERIN – La Post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Allée des Jonquilles – 44640 LE PELLERIN</text:p>
          </table:table-cell>
          <table:table-cell table:style-name="ce6" office:value-type="float" office:value="47.198203" calcext:value-type="float">
            <text:p>47,198203</text:p>
          </table:table-cell>
          <table:table-cell table:style-name="ce6" office:value-type="float" office:value="-1.754081" calcext:value-type="float">
            <text:p>-1,754081</text:p>
          </table:table-cell>
        </table:table-row>
        <table:table-row table:style-name="ro4">
          <table:table-cell table:style-name="ce4" office:value-type="string" calcext:value-type="string">
            <text:p>MAUVES-SUR-LOIRE – Déchèteri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Lieu-dit Le Plessis – 44470 MAUVES-SUR-LOIRE</text:p>
          </table:table-cell>
          <table:table-cell table:style-name="ce6" office:value-type="float" office:value="47.313202" calcext:value-type="float">
            <text:p>47,313202</text:p>
          </table:table-cell>
          <table:table-cell table:style-name="ce6" office:value-type="float" office:value="-1.411112" calcext:value-type="float">
            <text:p>-1,411112</text:p>
          </table:table-cell>
        </table:table-row>
        <table:table-row table:style-name="ro4">
          <table:table-cell table:style-name="ce4" office:value-type="string" calcext:value-type="string">
            <text:p>NANTES – Carrefour La Beaujoir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Boulevard de la Beaujoire – 44300 NANTES</text:p>
          </table:table-cell>
          <table:table-cell table:style-name="ce6" office:value-type="float" office:value="47.256595" calcext:value-type="float">
            <text:p>47,256595</text:p>
          </table:table-cell>
          <table:table-cell table:style-name="ce6" office:value-type="float" office:value="-1.512939" calcext:value-type="float">
            <text:p>-1,512939</text:p>
          </table:table-cell>
        </table:table-row>
        <table:table-row table:style-name="ro4">
          <table:table-cell table:style-name="ce4" office:value-type="string" calcext:value-type="string">
            <text:p>NANTES – Déchèterie 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Vulcain – 44300 NANTES</text:p>
          </table:table-cell>
          <table:table-cell table:style-name="ce6" office:value-type="float" office:value="47.225771" calcext:value-type="float">
            <text:p>47,225771</text:p>
          </table:table-cell>
          <table:table-cell table:style-name="ce6" office:value-type="float" office:value="-1.503966" calcext:value-type="float">
            <text:p>-1,503966</text:p>
          </table:table-cell>
        </table:table-row>
        <table:table-row table:style-name="ro4">
          <table:table-cell table:style-name="ce4" office:value-type="string" calcext:value-type="string">
            <text:p>NANTES – Le Comptoir Solilab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Rue de Saint-Domingue – 44200 NANTES</text:p>
          </table:table-cell>
          <table:table-cell table:style-name="ce6" office:value-type="float" office:value="47.200967" calcext:value-type="float">
            <text:p>47,200967</text:p>
          </table:table-cell>
          <table:table-cell table:style-name="ce6" office:value-type="float" office:value="-1.571585" calcext:value-type="float">
            <text:p>-1,571585</text:p>
          </table:table-cell>
        </table:table-row>
        <table:table-row table:style-name="ro4">
          <table:table-cell table:style-name="ce4" office:value-type="string" calcext:value-type="string">
            <text:p>NANTES – Écopoint Beaujoir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Avenue de la Gare Saint-Joseph – 44300 NANTES</text:p>
          </table:table-cell>
          <table:table-cell table:style-name="ce6" office:value-type="float" office:value="47.253997" calcext:value-type="float">
            <text:p>47,253997</text:p>
          </table:table-cell>
          <table:table-cell table:style-name="ce6" office:value-type="float" office:value="-1.523433" calcext:value-type="float">
            <text:p>-1,523433</text:p>
          </table:table-cell>
        </table:table-row>
        <table:table-row table:style-name="ro4">
          <table:table-cell table:style-name="ce4" office:value-type="string" calcext:value-type="string">
            <text:p>NANTES – Écopoint Chantenay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Boulevard du Maréchal Alphonse Juin – 44100 NANTES</text:p>
          </table:table-cell>
          <table:table-cell table:style-name="ce6" office:value-type="float" office:value="47.198379" calcext:value-type="float">
            <text:p>47,198379</text:p>
          </table:table-cell>
          <table:table-cell table:style-name="ce6" office:value-type="float" office:value="-1.601848" calcext:value-type="float">
            <text:p>-1,601848</text:p>
          </table:table-cell>
        </table:table-row>
        <table:table-row table:style-name="ro4">
          <table:table-cell table:style-name="ce4" office:value-type="string" calcext:value-type="string">
            <text:p>NANTES – Écopoint Dervallières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Jean-Marc Nattier – 44100 NANTES</text:p>
          </table:table-cell>
          <table:table-cell table:style-name="ce6" office:value-type="float" office:value="47.225424" calcext:value-type="float">
            <text:p>47,225424</text:p>
          </table:table-cell>
          <table:table-cell table:style-name="ce6" office:value-type="float" office:value="-1.591564" calcext:value-type="float">
            <text:p>-1,591564</text:p>
          </table:table-cell>
        </table:table-row>
        <table:table-row table:style-name="ro4">
          <table:table-cell table:style-name="ce4" office:value-type="string" calcext:value-type="string">
            <text:p>NANTES – Écopoint Viarm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du Bourget – 44000 NANTES</text:p>
          </table:table-cell>
          <table:table-cell table:style-name="ce6" office:value-type="float" office:value="47.222283" calcext:value-type="float">
            <text:p>47,222283</text:p>
          </table:table-cell>
          <table:table-cell table:style-name="ce6" office:value-type="float" office:value="-1.564918" calcext:value-type="float">
            <text:p>-1,564918</text:p>
          </table:table-cell>
        </table:table-row>
        <table:table-row table:style-name="ro4">
          <table:table-cell table:style-name="ce4" office:value-type="string" calcext:value-type="string">
            <text:p>ORVAULT – Déchèteri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René Panhard – 44700 ORVAULT</text:p>
          </table:table-cell>
          <table:table-cell table:style-name="ce6" office:value-type="float" office:value="47.257051" calcext:value-type="float">
            <text:p>47,257051</text:p>
          </table:table-cell>
          <table:table-cell table:style-name="ce6" office:value-type="float" office:value="-1.633487" calcext:value-type="float">
            <text:p>-1,633487</text:p>
          </table:table-cell>
        </table:table-row>
        <table:table-row table:style-name="ro4">
          <table:table-cell table:style-name="ce4" office:value-type="string" calcext:value-type="string">
            <text:p>REZÉ <text:s/>- Déchèterie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Rue Pierre Legendre – 44400 REZÉ</text:p>
          </table:table-cell>
          <table:table-cell table:style-name="ce6" office:value-type="float" office:value="47.159805" calcext:value-type="float">
            <text:p>47,159805</text:p>
          </table:table-cell>
          <table:table-cell table:style-name="ce6" office:value-type="float" office:value="-1.535079" calcext:value-type="float">
            <text:p>-1,535079</text:p>
          </table:table-cell>
        </table:table-row>
        <table:table-row table:style-name="ro4">
          <table:table-cell table:style-name="ce4" office:value-type="string" calcext:value-type="string">
            <text:p>REZÉ – E.Leclerc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Rue Ordronneau – 44400 REZÉ</text:p>
          </table:table-cell>
          <table:table-cell table:style-name="ce6" office:value-type="float" office:value="47.193004" calcext:value-type="float">
            <text:p>47,193004</text:p>
          </table:table-cell>
          <table:table-cell table:style-name="ce6" office:value-type="float" office:value="-1.572563" calcext:value-type="float">
            <text:p>-1,572563</text:p>
          </table:table-cell>
        </table:table-row>
        <table:table-row table:style-name="ro4">
          <table:table-cell table:style-name="ce4" office:value-type="string" calcext:value-type="string">
            <text:p>SAINT-AIGNAN-DE-GRAND-LIEU – Util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oute de la Garotterie – 44860 SAINT-AIGNAN-DE-GRAND-LIEU</text:p>
          </table:table-cell>
          <table:table-cell table:style-name="ce6" office:value-type="float" office:value="47.127206" calcext:value-type="float">
            <text:p>47,127206</text:p>
          </table:table-cell>
          <table:table-cell table:style-name="ce6" office:value-type="float" office:value="-1.630765" calcext:value-type="float">
            <text:p>-1,630765</text:p>
          </table:table-cell>
        </table:table-row>
        <table:table-row table:style-name="ro4">
          <table:table-cell table:style-name="ce4" office:value-type="string" calcext:value-type="string">
            <text:p>SAINT-HERBLAIN – Auchan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Route de Vannes – 44800 SAINT-HERBLAIN</text:p>
          </table:table-cell>
          <table:table-cell table:style-name="ce6" office:value-type="float" office:value="47.247162" calcext:value-type="float">
            <text:p>47,247162</text:p>
          </table:table-cell>
          <table:table-cell table:style-name="ce6" office:value-type="float" office:value="-1.608473" calcext:value-type="float">
            <text:p>-1,608473</text:p>
          </table:table-cell>
        </table:table-row>
        <table:table-row table:style-name="ro4">
          <table:table-cell table:style-name="ce4" office:value-type="string" calcext:value-type="string">
            <text:p>SAINT-HERBLAIN – Ave Berthelot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Avenue Marcellin Berthelot – 44800 SAINT-HERBLAIN</text:p>
          </table:table-cell>
          <table:table-cell table:style-name="ce6" office:value-type="float" office:value="47.226644" calcext:value-type="float">
            <text:p>47,226644</text:p>
          </table:table-cell>
          <table:table-cell table:style-name="ce6" office:value-type="float" office:value="-1.616787" calcext:value-type="float">
            <text:p>-1,616787</text:p>
          </table:table-cell>
        </table:table-row>
        <table:table-row table:style-name="ro4">
          <table:table-cell table:style-name="ce4" office:value-type="string" calcext:value-type="string">
            <text:p>SAINT-HERBLAIN – Ave des Naudières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Avenue des Naudières – 44800 SAINT-HERBLAIN</text:p>
          </table:table-cell>
          <table:table-cell table:style-name="ce6" office:value-type="float" office:value="47.238183" calcext:value-type="float">
            <text:p>47,238183</text:p>
          </table:table-cell>
          <table:table-cell table:style-name="ce6" office:value-type="float" office:value="-1.598048" calcext:value-type="float">
            <text:p>-1,598048</text:p>
          </table:table-cell>
        </table:table-row>
        <table:table-row table:style-name="ro4">
          <table:table-cell table:style-name="ce4" office:value-type="string" calcext:value-type="string">
            <text:p>SAINT-HERBLAIN – Casino Bellevu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de Saint-Nazaire – 44800 SAINT-HERBLAIN</text:p>
          </table:table-cell>
          <table:table-cell table:style-name="ce6" office:value-type="float" office:value="47.211178" calcext:value-type="float">
            <text:p>47,211178</text:p>
          </table:table-cell>
          <table:table-cell table:style-name="ce6" office:value-type="float" office:value="-1.617295" calcext:value-type="float">
            <text:p>-1,617295</text:p>
          </table:table-cell>
        </table:table-row>
        <table:table-row table:style-name="ro4">
          <table:table-cell table:style-name="ce4" office:value-type="string" calcext:value-type="string">
            <text:p>SAINT-HERBLAIN – Crémetteri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Avenue de la Branchoire – 44800 SAINT-HERBLAIN</text:p>
          </table:table-cell>
          <table:table-cell table:style-name="ce6" office:value-type="float" office:value="47.218384" calcext:value-type="float">
            <text:p>47,218384</text:p>
          </table:table-cell>
          <table:table-cell table:style-name="ce6" office:value-type="float" office:value="-1.608025" calcext:value-type="float">
            <text:p>-1,608025</text:p>
          </table:table-cell>
        </table:table-row>
        <table:table-row table:style-name="ro4">
          <table:table-cell table:style-name="ce4" office:value-type="string" calcext:value-type="string">
            <text:p>SAINT-HERBLAIN – François Mitterrand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118 boulevard François Mitterrand – 44800 SAINT-HERBLAIN</text:p>
          </table:table-cell>
          <table:table-cell table:style-name="ce6" office:value-type="float" office:value="47.213531" calcext:value-type="float">
            <text:p>47,213531</text:p>
          </table:table-cell>
          <table:table-cell table:style-name="ce6" office:value-type="float" office:value="-1.648381" calcext:value-type="float">
            <text:p>-1,648381</text:p>
          </table:table-cell>
        </table:table-row>
        <table:table-row table:style-name="ro4">
          <table:table-cell table:style-name="ce4" office:value-type="string" calcext:value-type="string">
            <text:p>SAINT-HERBLAIN – La Bernadièr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11 rue de Dijon – 44800 SAINT-HERBLAIN</text:p>
          </table:table-cell>
          <table:table-cell table:style-name="ce6" office:value-type="float" office:value="47.206197" calcext:value-type="float">
            <text:p>47,206197</text:p>
          </table:table-cell>
          <table:table-cell table:style-name="ce6" office:value-type="float" office:value="-1.614961" calcext:value-type="float">
            <text:p>-1,614961</text:p>
          </table:table-cell>
        </table:table-row>
        <table:table-row table:style-name="ro4">
          <table:table-cell table:style-name="ce4" office:value-type="string" calcext:value-type="string">
            <text:p>SAINT-HERBLAIN – PAV Rue de la Gar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de la Gare – 44800 SAINT-HERBLAIN</text:p>
          </table:table-cell>
          <table:table-cell table:style-name="ce6" office:value-type="float" office:value="47.207772" calcext:value-type="float">
            <text:p>47,207772</text:p>
          </table:table-cell>
          <table:table-cell table:style-name="ce6" office:value-type="float" office:value="-1.659269" calcext:value-type="float">
            <text:p>-1,659269</text:p>
          </table:table-cell>
        </table:table-row>
        <table:table-row table:style-name="ro4">
          <table:table-cell table:style-name="ce4" office:value-type="string" calcext:value-type="string">
            <text:p>SAINT-HERBLAIN – Les Bigourettes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Avenue Claude Bernard – 44800 SAINT-HERBLAIN</text:p>
          </table:table-cell>
          <table:table-cell table:style-name="ce6" office:value-type="float" office:value="47.224918" calcext:value-type="float">
            <text:p>47,224918</text:p>
          </table:table-cell>
          <table:table-cell table:style-name="ce6" office:value-type="float" office:value="-1.612651" calcext:value-type="float">
            <text:p>-1,612651</text:p>
          </table:table-cell>
        </table:table-row>
        <table:table-row table:style-name="ro4">
          <table:table-cell table:style-name="ce4" office:value-type="string" calcext:value-type="string">
            <text:p>SAINT-JEAN-DE-BOISEAU – Les Genêts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Pierre Mendès-France – 44640 SAINT-JEAN-DE-BOISEAU</text:p>
          </table:table-cell>
          <table:table-cell table:style-name="ce6" office:value-type="float" office:value="47.192693" calcext:value-type="float">
            <text:p>47,192693</text:p>
          </table:table-cell>
          <table:table-cell table:style-name="ce6" office:value-type="float" office:value="-1.725339" calcext:value-type="float">
            <text:p>-1,725339</text:p>
          </table:table-cell>
        </table:table-row>
        <table:table-row table:style-name="ro4">
          <table:table-cell table:style-name="ce4" office:value-type="string" calcext:value-type="string">
            <text:p>SAINT-LÉGER-LES-VIGNES – Sacré Coeur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oute du Sacré Coeur – 44710 SAINT-LÉGER-LES-VIGNES</text:p>
          </table:table-cell>
          <table:table-cell table:style-name="ce6" office:value-type="float" office:value="47.135717" calcext:value-type="float">
            <text:p>47,135717</text:p>
          </table:table-cell>
          <table:table-cell table:style-name="ce6" office:value-type="float" office:value="-1.732269" calcext:value-type="float">
            <text:p>-1,732269</text:p>
          </table:table-cell>
        </table:table-row>
        <table:table-row table:style-name="ro4">
          <table:table-cell table:style-name="ce4" office:value-type="string" calcext:value-type="string">
            <text:p>SAINT-SÉBASTIEN-SUR-LOIRE – Auchan</text:p>
          </table:table-cell>
          <table:table-cell table:style-name="ce6" office:value-type="float" office:value="4" calcext:value-type="float">
            <text:p>4</text:p>
          </table:table-cell>
          <table:table-cell table:style-name="ce4" office:value-type="string" calcext:value-type="string">
            <text:p>Rue Pierre Mendès-France – 44230 SAINT-SÉBASTIEN-SUR-LOIRE</text:p>
          </table:table-cell>
          <table:table-cell table:style-name="ce6" office:value-type="float" office:value="47.19206" calcext:value-type="float">
            <text:p>47,19206</text:p>
          </table:table-cell>
          <table:table-cell table:style-name="ce6" office:value-type="float" office:value="-1.495526" calcext:value-type="float">
            <text:p>-1,495526</text:p>
          </table:table-cell>
        </table:table-row>
        <table:table-row table:style-name="ro4">
          <table:table-cell table:style-name="ce4" office:value-type="string" calcext:value-type="string">
            <text:p>SAINT-SÉBASTIEN-SUR-LOIRE – La Martellièr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66 avenue de la Martellière – 44230 SAINT-SÉBASTIEN-SUR-LOIRE</text:p>
          </table:table-cell>
          <table:table-cell table:style-name="ce6" office:value-type="float" office:value="47.198648" calcext:value-type="float">
            <text:p>47,198648</text:p>
          </table:table-cell>
          <table:table-cell table:style-name="ce6" office:value-type="float" office:value="-1.527197" calcext:value-type="float">
            <text:p>-1,527197</text:p>
          </table:table-cell>
        </table:table-row>
        <table:table-row table:style-name="ro4">
          <table:table-cell table:style-name="ce4" office:value-type="string" calcext:value-type="string">
            <text:p>SAINT-SÉBASTIEN-SUR-LOIRE – La Profondin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des Plantes – 44230 SAINT-SÉBASTIEN-SUR-LOIRE</text:p>
          </table:table-cell>
          <table:table-cell table:style-name="ce6" office:value-type="float" office:value="47.195963" calcext:value-type="float">
            <text:p>47,195963</text:p>
          </table:table-cell>
          <table:table-cell table:style-name="ce6" office:value-type="float" office:value="-1.488662" calcext:value-type="float">
            <text:p>-1,488662</text:p>
          </table:table-cell>
        </table:table-row>
        <table:table-row table:style-name="ro4">
          <table:table-cell table:style-name="ce4" office:value-type="string" calcext:value-type="string">
            <text:p>SAINT-SÉBASTIEN-SUR-LOIRE – Les Savarières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99 rue du Général de Gaulle – 44230 SAINT-SÉBASTIEN-SUR-LOIRE</text:p>
          </table:table-cell>
          <table:table-cell table:style-name="ce6" office:value-type="float" office:value="47.209336" calcext:value-type="float">
            <text:p>47,209336</text:p>
          </table:table-cell>
          <table:table-cell table:style-name="ce6" office:value-type="float" office:value="-1.487174" calcext:value-type="float">
            <text:p>-1,487174</text:p>
          </table:table-cell>
        </table:table-row>
        <table:table-row table:style-name="ro4">
          <table:table-cell table:style-name="ce4" office:value-type="string" calcext:value-type="string">
            <text:p>SAINT-SÉBASTIEN-SUR-LOIRE – Toys'R'Us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Pierre Mendès-France – 44230 SAINT-SÉBASTIEN-SUR-LOIRE</text:p>
          </table:table-cell>
          <table:table-cell table:style-name="ce6" office:value-type="float" office:value="47.192852" calcext:value-type="float">
            <text:p>47,192852</text:p>
          </table:table-cell>
          <table:table-cell table:style-name="ce6" office:value-type="float" office:value="1.493267" calcext:value-type="float">
            <text:p>1,493267</text:p>
          </table:table-cell>
        </table:table-row>
        <table:table-row table:style-name="ro4">
          <table:table-cell table:style-name="ce4" office:value-type="string" calcext:value-type="string">
            <text:p>SAINTE-LUCE-SUR-LOIRE – Boulangeri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Blériot – 44980 SAINTE-LUCE-SUR-LOIRE</text:p>
          </table:table-cell>
          <table:table-cell table:style-name="ce6" office:value-type="float" office:value="47.274951" calcext:value-type="float">
            <text:p>47,274951</text:p>
          </table:table-cell>
          <table:table-cell table:style-name="ce6" office:value-type="float" office:value="-1.467053" calcext:value-type="float">
            <text:p>-1,467053</text:p>
          </table:table-cell>
        </table:table-row>
        <table:table-row table:style-name="ro4">
          <table:table-cell table:style-name="ce4" office:value-type="string" calcext:value-type="string">
            <text:p>SAUTRON – Sports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Rue de la Ferme – 44880 SAUTRON</text:p>
          </table:table-cell>
          <table:table-cell table:style-name="ce6" office:value-type="float" office:value="47.264746" calcext:value-type="float">
            <text:p>47,264746</text:p>
          </table:table-cell>
          <table:table-cell table:style-name="ce6" office:value-type="float" office:value="-1.679711" calcext:value-type="float">
            <text:p>-1,679711</text:p>
          </table:table-cell>
        </table:table-row>
        <table:table-row table:style-name="ro4">
          <table:table-cell table:style-name="ce4" office:value-type="string" calcext:value-type="string">
            <text:p>VERTOU – Décathlon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Rue des Grands Châtaigniers – 44120 VERTOU</text:p>
          </table:table-cell>
          <table:table-cell table:style-name="ce6" office:value-type="float" office:value="47.179804" calcext:value-type="float">
            <text:p>47,179804</text:p>
          </table:table-cell>
          <table:table-cell table:style-name="ce6" office:value-type="float" office:value="-1.501874" calcext:value-type="float">
            <text:p>-1,501874</text:p>
          </table:table-cell>
        </table:table-row>
        <table:table-row table:style-name="ro4">
          <table:table-cell table:style-name="ce4" office:value-type="string" calcext:value-type="string">
            <text:p>VERTOU – Déchèteri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Lieu-dit La Foresterie – 44120 VERTOU </text:p>
          </table:table-cell>
          <table:table-cell table:style-name="ce6" office:value-type="float" office:value="47.178547" calcext:value-type="float">
            <text:p>47,178547</text:p>
          </table:table-cell>
          <table:table-cell table:style-name="ce6" office:value-type="float" office:value="-1.460528" calcext:value-type="float">
            <text:p>-1,460528</text:p>
          </table:table-cell>
        </table:table-row>
        <table:table-row table:style-name="ro1" table:number-rows-repeated="9">
          <table:table-cell table:style-name="ce5"/>
          <table:table-cell table:style-name="ce7"/>
          <table:table-cell table:number-columns-repeated="3"/>
        </table:table-row>
        <table:table-row table:style-name="ro1" table:number-rows-repeated="5">
          <table:table-cell/>
          <table:table-cell table:style-name="ce7"/>
          <table:table-cell table:number-columns-repeated="3"/>
        </table:table-row>
        <table:table-row table:style-name="ro1" table:number-rows-repeated="41">
          <table:table-cell table:number-columns-repeated="5"/>
        </table:table-row>
        <table:table-row table:style-name="ro1" table:number-rows-repeated="4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7:01:17.849030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Dumas</meta:initial-creator>
    <meta:creation-date>2016-11-07T09:41:33.861816264</meta:creation-date>
    <dc:date>2016-11-07T17:02:18.433150142</dc:date>
    <dc:creator>Guillaume Dumas</dc:creator>
    <meta:editing-duration>PT1H36M29S</meta:editing-duration>
    <meta:editing-cycles>3</meta:editing-cycles>
    <meta:generator>LibreOffice/4.2.8.2$Linux_X86_64 LibreOffice_project/420m0$Build-2</meta:generator>
    <meta:document-statistic meta:table-count="1" meta:cell-count="272" meta:object-count="0"/>
  </office:meta>
</office:document-meta>
</file>